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Palatino Linotype" svg:font-family="'Palatino Linotype'"/>
    <style:font-face style:name="Tahoma1" svg:font-family="Tahom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paragraph-properties fo:margin-left="1in" fo:margin-right="0in" fo:text-indent="-0.25in" style:auto-text-indent="false"/>
    </style:style>
    <style:style style:name="P4" style:family="paragraph" style:parent-style-name="Standard" style:list-style-name="L1">
      <style:paragraph-properties fo:margin-left="0.5in" fo:margin-right="0in" fo:text-indent="-0.25in" style:auto-text-indent="fals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RL Patterns:</text:p>
      <text:p text:style-name="Standard"/>
      <text:p text:style-name="Standard">URLs with $ indicate variables.</text:p>
      <text:p text:style-name="Standard"/>
      <text:list xml:id="list1927157794" text:style-name="L1">
        <text:list-item>
          <text:p text:style-name="P2">These all link to the same case:</text:p>
        </text:list-item>
        <text:list-item>
          <text:p text:style-name="P3">/$court/$case-number</text:p>
        </text:list-item>
        <text:list-item>
          <text:p text:style-name="P3">/$court/$case-number.pdf</text:p>
        </text:list-item>
        <text:list-item>
          <text:p text:style-name="P3">/$party-name/$case-number</text:p>
        </text:list-item>
        <text:list-item>
          <text:p text:style-name="P3">/$party-name/$case-number.pdf</text:p>
        </text:list-item>
        <text:list-item>
          <text:p text:style-name="P3">/$panelist/$case-number</text:p>
        </text:list-item>
        <text:list-item>
          <text:p text:style-name="P3">/$panelist/$case-number.pdf</text:p>
        </text:list-item>
        <text:list-item>
          <text:p text:style-name="P3">/$court/$case-name</text:p>
        </text:list-item>
        <text:list-item>
          <text:p text:style-name="P3">/$court/$case-name.pdf</text:p>
        </text:list-item>
        <text:list-item>
          <text:p text:style-name="P3">/$party-name/$case-name</text:p>
        </text:list-item>
        <text:list-item>
          <text:p text:style-name="P3">/$party-name/$case-name.pdf</text:p>
        </text:list-item>
        <text:list-item>
          <text:p text:style-name="P3">/$panelist/$case-name</text:p>
        </text:list-item>
        <text:list-item>
          <text:p text:style-name="P3">/$panelist/$case-name.pdf</text:p>
        </text:list-item>
        <text:list-item>
          <text:p text:style-name="P4">These are RSS feeds, and show the most recent 10-20 cases (quantity TBD by what looks right later):</text:p>
        </text:list-item>
        <text:list-item>
          <text:p text:style-name="P3">/$court</text:p>
        </text:list-item>
        <text:list-item>
          <text:p text:style-name="P3">/$primary-author</text:p>
        </text:list-item>
        <text:list-item>
          <text:p text:style-name="P3">/$party-name</text:p>
        </text:list-item>
        <text:list-item>
          <text:p text:style-name="P3">/$panelist</text:p>
        </text:list-item>
        <text:list-item>
          <text:p text:style-name="P4">Profile Information:</text:p>
        </text:list-item>
        <text:list-item>
          <text:p text:style-name="P3">/register → Where you set up a new account</text:p>
        </text:list-item>
        <text:list-item>
          <text:p text:style-name="P3">/register/done → Where you are sent after you register for an account (could be eliminated with an alert system, but we need to confirm email addresses before users get too carried away).</text:p>
        </text:list-item>
        <text:list-item>
          <text:p text:style-name="P3">/login → Where to login</text:p>
        </text:list-item>
        <text:list-item>
          <text:p text:style-name="P3">/logout → Where to logout</text:p>
        </text:list-item>
        <text:list-item>
          <text:p text:style-name="P3">/reset-password → Where to reset your password, if you’ve forgotten it (linked to from the login page)</text:p>
        </text:list-item>
        <text:list-item>
          <text:p text:style-name="P3">/profile/password/change → Where you change your password (could be merged with /profile/$username)</text:p>
        </text:list-item>
        <text:list-item>
          <text:p text:style-name="P3">/profile/password/change/done → Where you are directed after your password has been changed (could just go to /profile/$username if an alert system is in place)</text:p>
        </text:list-item>
        <text:list-item>
          <text:p text:style-name="P3">/profile/$username → My homepage, indicating my alerts, allowing me to change my password, etc. Different depending on if you view it or if I do.</text:p>
        </text:list-item>
        <text:list-item>
          <text:p text:style-name="P4">Alert creation pages:</text:p>
        </text:list-item>
        <text:list-item>
          <text:p text:style-name="P3">alert/create → Make a new alert</text:p>
        </text:list-item>
        <text:list-item>
          <text:p text:style-name="P3"><text:soft-page-break/>alert/edit/$alertnumber → Edit or delete an alert</text:p>
        </text:list-item>
        <text:list-item>
          <text:p text:style-name="P3">alert/list → A list of all alerts (presents public alerts if not logged in, and all alerts if logged in)</text:p>
        </text:list-item>
        <text:list-item>
          <text:p text:style-name="P4">Other stuff:</text:p>
        </text:list-item>
        <text:list-item>
          <text:p text:style-name="P3">/contact → Our contact page</text:p>
        </text:list-item>
        <text:list-item>
          <text:p text:style-name="P3">/popular-alerts → list of popular or impressive alerts, perhaps curated by me or Longhao, perhaps dynamically created.</text:p>
        </text:list-item>
        <text:list-item>
          <text:p text:style-name="P3">/ → The homepage (duh).</text:p>
        </text:list-item>
        <text:list-item>
          <text:p text:style-name="P3">/sitemap.xml</text:p>
        </text:list-item>
        <text:list-item>
          <text:p text:style-name="P3">/robots.txt (maybe?)</text:p>
        </text:list-item>
        <text:list-item>
          <text:p text:style-name="P3">/privacy – we’ll be collecting information, so we’ll need a privacy polic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Palatino Linotype" svg:font-family="'Palatino Linotype'"/>
    <style:font-face style:name="Tahoma1" svg:font-family="Tahom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Palatino Linotype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Palatino Linotype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Palatino Linotype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Lissner</meta:initial-creator>
    <meta:creation-date>2010-01-20T10:36:03</meta:creation-date>
    <dc:date>2010-02-05T13:42:20</dc:date>
    <dc:creator>Michael Lissner</dc:creator>
    <meta:editing-duration>PT10H34M32S</meta:editing-duration>
    <meta:editing-cycles>9</meta:editing-cycles>
    <meta:generator>OpenOffice.org/3.1$Linux OpenOffice.org_project/310m19$Build-9420</meta:generator>
    <meta:document-statistic meta:table-count="0" meta:image-count="0" meta:object-count="0" meta:page-count="2" meta:paragraph-count="40" meta:word-count="297" meta:character-count="1836"/>
  </office:meta>
</office:document-meta>
</file>